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.6693in" svg:y="2.3531in">
            <draw:object draw:notify-on-update-of-ranges="Sheet1.H6:Sheet1.I6 Sheet1.A9:Sheet1.A15 Sheet1.A6:Sheet1.B6 Sheet1.B9:Sheet1.B15 Sheet1.E9:Sheet1.E16 Sheet1.E6:Sheet1.F6 Sheet1.F9:Sheet1.F16 Sheet1.H9:Sheet1.H12 Sheet1.H6:Sheet1.I6 Sheet1.I9:Sheet1.I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au</text:p>
          </table:table-cell>
          <table:table-cell table:style-name="ce1" office:value-type="float" office:value="0.0001" calcext:value-type="float">
            <text:p>1.00E-004</text:p>
          </table:table-cell>
          <table:table-cell table:number-columns-repeated="2"/>
          <table:table-cell office:value-type="string" calcext:value-type="string">
            <text:p>tau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string" calcext:value-type="string">
            <text:p>tau</text:p>
          </table:table-cell>
          <table:table-cell table:style-name="ce1" office:value-type="float" office:value="0.01" calcext:value-type="float">
            <text:p>1.00E-002</text:p>
          </table:table-cell>
          <table:table-cell/>
        </table:table-row>
        <table:table-row table:style-name="ro1">
          <table:table-cell office:value-type="string" calcext:value-type="string">
            <text:p>Tperio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period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Tperio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al_shift</text:p>
          </table:table-cell>
          <table:table-cell office:value-type="float" office:value="1.0005" calcext:value-type="float">
            <text:p>1.0005</text:p>
          </table:table-cell>
          <table:table-cell table:number-columns-repeated="2"/>
          <table:table-cell office:value-type="string" calcext:value-type="string">
            <text:p>real_shift</text:p>
          </table:table-cell>
          <table:table-cell table:style-name="Default" office:value-type="float" office:value="1.01" calcext:value-type="float">
            <text:p>1.01</text:p>
          </table:table-cell>
          <table:table-cell/>
          <table:table-cell office:value-type="string" calcext:value-type="string">
            <text:p>real_shift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table:formula="of:=32*16*9*3" office:value-type="float" office:value="13824" calcext:value-type="float">
            <text:p>13824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table:style-name="Default" table:formula="of:=64*32*17*3" office:value-type="float" office:value="104448" calcext:value-type="float">
            <text:p>104448</text:p>
          </table:table-cell>
          <table:table-cell/>
          <table:table-cell office:value-type="string" calcext:value-type="string">
            <text:p>Size</text:p>
          </table:table-cell>
          <table:table-cell table:formula="of:=128*64*33*3" office:value-type="float" office:value="811008" calcext:value-type="float">
            <text:p>811008</text:p>
          </table:table-cell>
          <table:table-cell/>
        </table:table-row>
        <table:table-row table:style-name="ro1">
          <table:table-cell office:value-type="string" calcext:value-type="string">
            <text:p>Wall time</text:p>
          </table:table-cell>
          <table:table-cell office:value-type="float" office:value="1420.16937" calcext:value-type="float">
            <text:p>1420.16937</text:p>
          </table:table-cell>
          <table:table-cell table:number-columns-repeated="2"/>
          <table:table-cell office:value-type="string" calcext:value-type="string">
            <text:p>Wall time</text:p>
          </table:table-cell>
          <table:table-cell table:style-name="Default" office:value-type="float" office:value="536.969457" calcext:value-type="float">
            <text:p>536.969457</text:p>
          </table:table-cell>
          <table:table-cell/>
          <table:table-cell office:value-type="string" calcext:value-type="string">
            <text:p>Wall time</text:p>
          </table:table-cell>
          <table:table-cell office:value-type="float" office:value="3689.851148" calcext:value-type="float">
            <text:p>3689.851148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resid</text:p>
          </table:table-cell>
          <table:table-cell table:number-columns-repeated="2"/>
          <table:table-cell office:value-type="string" calcext:value-type="string">
            <text:p>it</text:p>
          </table:table-cell>
          <table:table-cell table:style-name="Default" office:value-type="string" calcext:value-type="string">
            <text:p>resid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resi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7.85" calcext:value-type="float">
            <text:p>9.79E+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13" calcext:value-type="float">
            <text:p>1.21E+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282" calcext:value-type="float">
            <text:p>2.82E-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1918" calcext:value-type="float">
            <text:p>1.92E-0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508" calcext:value-type="float">
            <text:p>9.51E-00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00000001028" calcext:value-type="float">
            <text:p>1.03E-0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00439" calcext:value-type="float">
            <text:p>4.39E-0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0000004258" calcext:value-type="float">
            <text:p>4.26E-00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0.00000001242" calcext:value-type="float">
            <text:p>1.24E-0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000000001611" calcext:value-type="float">
            <text:p>1.61E-0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00000000003994" calcext:value-type="float">
            <text:p>3.99E-01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8.357E-016" calcext:value-type="float">
            <text:p>8.36E-016</text:p>
          </table:table-cell>
          <table:table-cell/>
        </table:table-row>
        <table:table-row table:style-name="ro1" table:number-rows-repeated="4">
          <table:table-cell table:number-columns-repeated="8"/>
          <table:table-cell table:style-name="ce1"/>
          <table:table-cell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3"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6.298in" svg:height="3.5449in" svg:x="5.0516in" svg:y="0.6484in">
            <draw:object draw:notify-on-update-of-ranges="Sheet2.A3:Sheet2.A10 Sheet2.B3:Sheet2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1"/>
        <table:table-row table:style-name="ro1">
          <table:table-cell table:formula="of:=128*64*33*3" office:value-type="float" office:value="811008" calcext:value-type="float">
            <text:p>811008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0.0122344589" calcext:value-type="float">
            <text:p>-1.22E-00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0.0105230554" calcext:value-type="float">
            <text:p>-1.05E-00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003667035" calcext:value-type="float">
            <text:p>-3.67E-003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-0.000998112305" calcext:value-type="float">
            <text:p>-9.98E-004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-0.000337349835" calcext:value-type="float">
            <text:p>-3.37E-0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Default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146361356" calcext:value-type="float">
            <text:p>1.46E-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0:30:28.576343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7:59:57.947599636</meta:creation-date>
    <dc:date>2017-09-01T10:58:35.910960109</dc:date>
    <meta:editing-duration>PT1H41M54S</meta:editing-duration>
    <meta:editing-cycles>23</meta:editing-cycles>
    <meta:generator>LibreOffice/4.2.8.2$Linux_X86_64 LibreOffice_project/420m0$Build-2</meta:generator>
    <meta:document-statistic meta:table-count="2" meta:cell-count="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6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749cm" svg:y="3.705cm" style:legend-expansion="high" chart:style-name="ch2"/>
        <chart:plot-area chart:style-name="ch3" table:cell-range-address="Sheet1.H6:Sheet1.I6 Sheet1.A9:Sheet1.B15 Sheet1.A6:Sheet1.B6 Sheet1.E6:Sheet1.F6 Sheet1.F9:Sheet1.F16 Sheet1.I9:Sheet1.I12" chart:data-source-has-labels="both" svg:x="0.319cm" svg:y="0.18cm" svg:width="12.111cm" svg:height="8.645cm">
          <chartooo:coordinate-region svg:x="2.237cm" svg:y="0.379cm" svg:width="9.953cm" svg:height="7.799cm"/>
          <chart:axis chart:dimension="x" chart:name="primary-x" chart:style-name="ch4" chartooo:axis-type="auto">
            <chart:categories table:cell-range-address="Sheet1.H6:Sheet1.I6"/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Sheet1.B9:Sheet1.B15" chart:label-cell-address="Sheet1.A6:Sheet1.B6" chart:class="chart:scatter">
            <chart:domain table:cell-range-address="Sheet1.A9:Sheet1.A15"/>
            <chart:data-point chart:repeated="7"/>
          </chart:series>
          <chart:series chart:style-name="ch8" chart:values-cell-range-address="Sheet1.F9:Sheet1.F16" chart:label-cell-address="Sheet1.E6:Sheet1.F6" chart:class="chart:scatter">
            <chart:domain table:cell-range-address="Sheet1.E9:Sheet1.E16"/>
            <chart:data-point chart:repeated="8"/>
          </chart:series>
          <chart:series chart:style-name="ch9" chart:values-cell-range-address="Sheet1.I9:Sheet1.I12" chart:label-cell-address="Sheet1.H6:Sheet1.I6" chart:class="chart:scatter">
            <chart:domain table:cell-range-address="Sheet1.H9:Sheet1.H1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ze 13824</text:p>
                <text:list>
                  <text:list-item>
                    <text:p>Size</text:p>
                  </text:list-item>
                  <text:list-item>
                    <text:p>13824</text:p>
                  </text:list-item>
                </text:list>
                <draw:g>
                  <svg:desc>Sheet1.A6:Sheet1.B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ize 104448</text:p>
                <text:list>
                  <text:list-item>
                    <text:p>Size</text:p>
                  </text:list-item>
                  <text:list-item>
                    <text:p>104448</text:p>
                  </text:list-item>
                </text:list>
                <draw:g>
                  <svg:desc>Sheet1.E6:Sheet1.F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ize 811008</text:p>
                <text:list>
                  <text:list-item>
                    <text:p>Size</text:p>
                  </text:list-item>
                  <text:list-item>
                    <text:p>811008</text:p>
                  </text:list-item>
                </text:list>
                <draw:g>
                  <svg:desc>Sheet1.H6:Sheet1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H6:Sheet1.I6</svg:desc>
                </draw:g>
              </table:table-cell>
              <table:table-cell office:value-type="float" office:value="1">
                <text:p>1</text:p>
                <draw:g>
                  <svg:desc>Sheet1.A9:Sheet1.A15</svg:desc>
                </draw:g>
              </table:table-cell>
              <table:table-cell office:value-type="float" office:value="97.85">
                <text:p>97.85</text:p>
                <draw:g>
                  <svg:desc>Sheet1.B9:Sheet1.B15</svg:desc>
                </draw:g>
              </table:table-cell>
              <table:table-cell office:value-type="float" office:value="1">
                <text:p>1</text:p>
                <draw:g>
                  <svg:desc>Sheet1.E9:Sheet1.E16</svg:desc>
                </draw:g>
              </table:table-cell>
              <table:table-cell office:value-type="float" office:value="1.213">
                <text:p>1.213</text:p>
                <draw:g>
                  <svg:desc>Sheet1.F9:Sheet1.F16</svg:desc>
                </draw:g>
              </table:table-cell>
              <table:table-cell office:value-type="float" office:value="1">
                <text:p>1</text:p>
                <draw:g>
                  <svg:desc>Sheet1.H9:Sheet1.H12</svg:desc>
                </draw:g>
              </table:table-cell>
              <table:table-cell office:value-type="float" office:value="0.282">
                <text:p>0.282</text:p>
                <draw:g>
                  <svg:desc>Sheet1.I9:Sheet1.I12</svg:desc>
                </draw:g>
              </table:table-cell>
            </table:table-row>
            <table:table-row>
              <table:table-cell office:value-type="float" office:value="811008">
                <text:p>811010</text:p>
              </table:table-cell>
              <table:table-cell office:value-type="float" office:value="2">
                <text:p>2</text:p>
              </table:table-cell>
              <table:table-cell office:value-type="float" office:value="0.00001918">
                <text:p>0.00001918</text:p>
              </table:table-cell>
              <table:table-cell office:value-type="float" office:value="2">
                <text:p>2</text:p>
              </table:table-cell>
              <table:table-cell office:value-type="float" office:value="0.9508">
                <text:p>0.9508</text:p>
              </table:table-cell>
              <table:table-cell office:value-type="float" office:value="2">
                <text:p>2</text:p>
              </table:table-cell>
              <table:table-cell office:value-type="float" office:value="0.00000001028">
                <text:p>0.0000000102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000439">
                <text:p>0.00000439</text:p>
              </table:table-cell>
              <table:table-cell office:value-type="float" office:value="3">
                <text:p>3</text:p>
              </table:table-cell>
              <table:table-cell office:value-type="float" office:value="0.000000004258">
                <text:p>0.000000004258</text:p>
              </table:table-cell>
              <table:table-cell office:value-type="float" office:value="3">
                <text:p>3</text:p>
              </table:table-cell>
              <table:table-cell office:value-type="float" office:value="0.00000001242">
                <text:p>0.0000000124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00000000001611">
                <text:p>0.0000000000001611</text:p>
              </table:table-cell>
              <table:table-cell office:value-type="float" office:value="4">
                <text:p>4</text:p>
              </table:table-cell>
              <table:table-cell office:value-type="float" office:value="0.0000000000003994">
                <text:p>0.0000000000003994</text:p>
              </table:table-cell>
              <table:table-cell office:value-type="float" office:value="4">
                <text:p>4</text:p>
              </table:table-cell>
              <table:table-cell office:value-type="float" office:value="8.357E-016">
                <text:p>8.357E-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2.A3:Sheet2.B10" svg:x="0.319cm" svg:y="0.18cm" svg:width="12.508cm" svg:height="8.645cm">
          <chartooo:coordinate-region svg:x="2.237cm" svg:y="0.379cm" svg:width="10.258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3:Sheet2.B10" chart:class="chart:scatter">
            <chart:domain table:cell-range-address="Sheet2.A3:Sheet2.A1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">
                <text:p>5.2</text:p>
                <draw:g>
                  <svg:desc>Sheet2.A3:Sheet2.A10</svg:desc>
                </draw:g>
              </table:table-cell>
              <table:table-cell office:value-type="float" office:value="-0.0122344589">
                <text:p>-0.0122344589</text:p>
                <draw:g>
                  <svg:desc>Sheet2.B3:Sheet2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">
                <text:p>5.3</text:p>
              </table:table-cell>
              <table:table-cell office:value-type="float" office:value="-0.0105230554">
                <text:p>-0.0105230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">
                <text:p>5.4</text:p>
              </table:table-cell>
              <table:table-cell office:value-type="float" office:value="-0.003667035">
                <text:p>-0.003667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4">
                <text:p>5.44</text:p>
              </table:table-cell>
              <table:table-cell office:value-type="float" office:value="-0.000998112305">
                <text:p>-0.000998112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5">
                <text:p>5.45</text:p>
              </table:table-cell>
              <table:table-cell office:value-type="float" office:value="-0.000337349835">
                <text:p>-0.000337349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">
                <text:p>5.6</text:p>
              </table:table-cell>
              <table:table-cell office:value-type="float" office:value="0.0146361356">
                <text:p>0.0146361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